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Tful resources</text:p>
      <text:p text:style-name="Standard"/>
      <text:p text:style-name="Standard">Screenshots</text:p>
      <text:p text:style-name="Standard"><text:a xlink:type="simple" xlink:href="http://www.mediafire.com/i/?j6sv0531isbw5zy">Plants and Yard</text:a></text:p>
      <text:p text:style-name="Standard"/>
      <text:p text:style-name="Standard"/>
      <text:p text:style-name="Standard">Photos</text:p>
      <text:p text:style-name="Standard"><text:a xlink:type="simple" xlink:href="http://www.flickr.com/photos/37682816@N00/sets/72157627728831922/">Brandi's backyard photos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sten </meta:initial-creator>
    <meta:creation-date>2012-05-06T20:25:28</meta:creation-date>
    <dc:date>2012-05-06T20:28:47</dc:date>
    <dc:creator>kesten </dc:creator>
    <meta:editing-duration>PT2M43S</meta:editing-duration>
    <meta:editing-cycles>2</meta:editing-cycles>
    <meta:generator>LibreOffice/3.4$Unix LibreOffice_project/340m1$Build-402</meta:generator>
    <meta:document-statistic meta:table-count="0" meta:image-count="0" meta:object-count="0" meta:page-count="1" meta:paragraph-count="5" meta:word-count="10" meta:character-count="73" meta:non-whitespace-character-count="68"/>
  </office:meta>
</office:document-meta>
</file>